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794cm" svg:x="3.637cm" svg:y="8.615cm">
          <text:p text:style-name="P1">Etch your<text:line-break/>Sewpa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draw:layer="layout" svg:width="3.556cm" svg:height="3.175cm" svg:x="8.774cm" svg:y="4.551cm">
          <text:p text:style-name="P1">Buy<text:line-break/> or <text:line-break/>Make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2" draw:text-style-name="P1" draw:layer="layout" svg:width="3.048cm" svg:height="2.032cm" svg:x="8.982cm" svg:y="12.679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" draw:text-style-name="P1" draw:layer="layout" svg:width="3.937cm" svg:height="3.302cm" svg:x="8.582cm" svg:y="16.665cm">
          <text:p text:style-name="P1">Solder<text:line-break/>Flex Module<text:line-break/>on Sewpa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096cm" svg:height="5.461cm" svg:x="7.555cm" svg:y="21.202cm">
          <text:p text:style-name="P1">Snap Buttons<text:line-break/>Or<text:line-break/>Direct Sew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3.556cm" svg:height="2.54cm" svg:x="13.435cm" svg:y="8.752cm">
          <text:p text:style-name="P1">Buy From</text:p>
          <text:p text:style-name="P1">Fyber Lab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1" draw:layer="layout" svg:x1="12.43cm" svg:y1="6.075cm" svg:x2="15.351cm" svg:y2="8.742cm">
          <text:p/>
        </draw:line>
        <draw:line draw:style-name="gr3" draw:text-style-name="P1" draw:layer="layout" svg:x1="8.747cm" svg:y1="6.075cm" svg:x2="5.318cm" svg:y2="8.996cm">
          <text:p/>
        </draw:line>
        <draw:line draw:style-name="gr3" draw:text-style-name="P1" draw:layer="layout" svg:x1="5.445cm" svg:y1="11.282cm" svg:x2="9.001cm" svg:y2="12.679cm">
          <text:p/>
        </draw:line>
        <draw:line draw:style-name="gr3" draw:text-style-name="P1" draw:layer="layout" svg:x1="15.097cm" svg:y1="11.282cm" svg:x2="12.049cm" svg:y2="12.806cm">
          <text:p/>
        </draw:line>
        <draw:line draw:style-name="gr3" draw:text-style-name="P1" draw:layer="layout" svg:x1="10.525cm" svg:y1="14.711cm" svg:x2="10.525cm" svg:y2="16.616cm">
          <text:p/>
        </draw:line>
        <draw:line draw:style-name="gr3" draw:text-style-name="P1" draw:layer="layout" svg:x1="10.525cm" svg:y1="19.918cm" svg:x2="10.525cm" svg:y2="21.315cm">
          <text:p/>
        </draw:line>
        <draw:custom-shape draw:style-name="gr1" draw:text-style-name="P1" draw:layer="layout" svg:width="5.588cm" svg:height="3.048cm" svg:x="7.747cm" svg:y="1cm">
          <text:p text:style-name="P1">Design Circuit<text:line-break/>Using Flex Module<text:line-break/>In Apparel Or Acc.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" draw:text-style-name="P1" draw:layer="layout" svg:x1="10.525cm" svg:y1="4.048cm" svg:x2="10.525cm" svg:y2="4.6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6T15:08:39</meta:creation-date>
    <dc:date>2015-08-16T17:03:48</dc:date>
    <meta:editing-duration>PT1H39M40S</meta:editing-duration>
    <meta:editing-cycles>2</meta:editing-cycles>
    <meta:generator>OpenOffice/4.0.1$Unix OpenOffice.org_project/401m5$Build-9714</meta:generator>
    <meta:document-statistic meta:object-count="14"/>
  </office:meta>
</office:document-meta>
</file>